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imbus Sans L', sans-serif"/>
    <style:font-face style:name="Roboto" svg:font-family="Roboto, sans-serif, googl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text-indent="0in" style:auto-text-indent="false" fo:padding="0in" fo:border="none"/>
      <style:text-properties loext:padding="0in" loext:border="none"/>
    </style:style>
    <style:style style:name="P2" style:family="paragraph" style:parent-style-name="Text_20_body" style:list-style-name="L1">
      <style:paragraph-properties fo:margin-left="0.25in" fo:margin-right="0in" fo:margin-top="0in" fo:margin-bottom="0in" loext:contextual-spacing="false" fo:text-indent="0in" style:auto-text-indent="false" fo:padding="0in" fo:border="none"/>
    </style:style>
    <style:style style:name="P3" style:family="paragraph" style:parent-style-name="Text_20_body" style:list-style-name="L5">
      <style:paragraph-properties fo:margin-left="0.25in" fo:margin-right="0in" fo:margin-top="0in" fo:margin-bottom="0in" loext:contextual-spacing="false" fo:text-indent="0in" style:auto-text-indent="false" fo:padding="0in" fo:border="none"/>
      <style:text-properties fo:language="pl" fo:country="PL"/>
    </style:style>
    <style:style style:name="P4" style:family="paragraph" style:parent-style-name="Text_20_body" style:list-style-name="L6">
      <style:paragraph-properties fo:margin-left="0.25in" fo:margin-right="0in" fo:margin-top="0in" fo:margin-bottom="0in" loext:contextual-spacing="false" fo:text-indent="0in" style:auto-text-indent="false" fo:padding="0in" fo:border="none"/>
      <style:text-properties fo:language="pl" fo:country="PL"/>
    </style:style>
    <style:style style:name="P5" style:family="paragraph" style:parent-style-name="Text_20_body" style:list-style-name="L7">
      <style:paragraph-properties fo:margin-left="0.25in" fo:margin-right="0in" fo:margin-top="0in" fo:margin-bottom="0in" loext:contextual-spacing="false" fo:text-indent="0in" style:auto-text-indent="false" fo:padding="0in" fo:border="none"/>
      <style:text-properties fo:language="pl" fo:country="PL"/>
    </style:style>
    <style:style style:name="P6" style:family="paragraph" style:parent-style-name="Text_20_body" style:list-style-name="L2">
      <style:paragraph-properties fo:margin-left="0.25in" fo:margin-right="0in" fo:margin-top="0in" fo:margin-bottom="0in" loext:contextual-spacing="false" fo:text-indent="0in" style:auto-text-indent="false" fo:padding="0in" fo:border="none"/>
      <style:text-properties officeooo:paragraph-rsid="001c4784"/>
    </style:style>
    <style:style style:name="P7" style:family="paragraph" style:parent-style-name="Text_20_body">
      <style:paragraph-properties fo:margin-left="0.9791in" fo:margin-right="0in" fo:margin-top="0in" fo:margin-bottom="0in" loext:contextual-spacing="false" fo:text-indent="0in" style:auto-text-indent="false" fo:padding="0in" fo:border="none"/>
      <style:text-properties fo:language="pl" fo:country="PL" officeooo:paragraph-rsid="001972fc" loext:padding="0in" loext:border="none"/>
    </style:style>
    <style:style style:name="P8" style:family="paragraph" style:parent-style-name="Text_20_body">
      <style:paragraph-properties fo:margin-left="0.9791in" fo:margin-right="0in" fo:margin-top="0in" fo:margin-bottom="0in" loext:contextual-spacing="false" fo:text-indent="0in" style:auto-text-indent="false" fo:padding="0in" fo:border="none"/>
      <style:text-properties officeooo:paragraph-rsid="001f72a0" loext:padding="0in" loext:border="none"/>
    </style:style>
    <style:style style:name="P9" style:family="paragraph" style:parent-style-name="Text_20_body">
      <style:paragraph-properties fo:margin-left="0.9791in" fo:margin-right="0in" fo:margin-top="0in" fo:margin-bottom="0in" loext:contextual-spacing="false" fo:text-indent="0in" style:auto-text-indent="false" fo:padding="0in" fo:border="none"/>
      <style:text-properties officeooo:rsid="0018a3a2" officeooo:paragraph-rsid="001972fc" loext:padding="0in" loext:border="none"/>
    </style:style>
    <style:style style:name="P10" style:family="paragraph" style:parent-style-name="Text_20_body" style:list-style-name="L4">
      <style:paragraph-properties fo:margin-left="0in" fo:margin-right="0in" fo:margin-top="0in" fo:margin-bottom="0in" loext:contextual-spacing="false" fo:text-indent="0in" style:auto-text-indent="false" fo:padding="0in" fo:border="none"/>
      <style:text-properties officeooo:paragraph-rsid="001972fc"/>
    </style:style>
    <style:style style:name="P11" style:family="paragraph" style:parent-style-name="Text_20_body">
      <style:paragraph-properties fo:margin-left="0in" fo:margin-right="0in" fo:margin-top="0in" fo:margin-bottom="0in" loext:contextual-spacing="false" fo:text-indent="0in" style:auto-text-indent="false" fo:padding="0in" fo:border="none"/>
      <style:text-properties officeooo:rsid="001972fc" officeooo:paragraph-rsid="001972fc" loext:padding="0in" loext:border="none"/>
    </style:style>
    <style:style style:name="P12" style:family="paragraph" style:parent-style-name="Text_20_body" style:list-style-name="L9">
      <style:paragraph-properties fo:margin-top="0in" fo:margin-bottom="0in" loext:contextual-spacing="false" fo:padding="0in" fo:border="none"/>
      <style:text-properties officeooo:rsid="001972fc" officeooo:paragraph-rsid="001972fc"/>
    </style:style>
    <style:style style:name="P13" style:family="paragraph" style:parent-style-name="Text_20_body" style:list-style-name="L9">
      <style:paragraph-properties fo:margin-top="0in" fo:margin-bottom="0in" loext:contextual-spacing="false" fo:padding="0in" fo:border="none"/>
      <style:text-properties officeooo:rsid="001a61bc" officeooo:paragraph-rsid="001a61bc"/>
    </style:style>
    <style:style style:name="P14" style:family="paragraph" style:parent-style-name="Text_20_body">
      <style:paragraph-properties fo:margin-top="0in" fo:margin-bottom="0in" loext:contextual-spacing="false" fo:padding="0in" fo:border="none"/>
      <style:text-properties officeooo:rsid="001a61bc" officeooo:paragraph-rsid="001a61bc"/>
    </style:style>
    <style:style style:name="T1" style:family="text">
      <style:text-properties fo:language="pl" fo:country="PL"/>
    </style:style>
    <style:style style:name="T2" style:family="text">
      <style:text-properties fo:language="pl" fo:country="PL" loext:padding="0in" loext:border="none"/>
    </style:style>
    <style:style style:name="T3" style:family="text">
      <style:text-properties fo:language="pl" fo:country="PL" officeooo:rsid="0018a3a2"/>
    </style:style>
    <style:style style:name="T4" style:family="text">
      <style:text-properties fo:language="pl" fo:country="PL" officeooo:rsid="0018a3a2" loext:padding="0in" loext:border="none"/>
    </style:style>
    <style:style style:name="T5" style:family="text">
      <style:text-properties fo:language="pl" fo:country="PL" officeooo:rsid="001972fc"/>
    </style:style>
    <style:style style:name="T6" style:family="text">
      <style:text-properties fo:language="pl" fo:country="PL" officeooo:rsid="001972fc" loext:padding="0in" loext:border="none"/>
    </style:style>
    <style:style style:name="T7" style:family="text">
      <style:text-properties fo:language="pl" fo:country="PL" officeooo:rsid="001a61bc" loext:padding="0in" loext:border="none"/>
    </style:style>
    <style:style style:name="T8" style:family="text">
      <style:text-properties fo:language="pl" fo:country="PL" officeooo:rsid="001c4784" loext:padding="0in" loext:border="none"/>
    </style:style>
    <style:style style:name="T9" style:family="text">
      <style:text-properties fo:language="pl" fo:country="PL" officeooo:rsid="001d6676"/>
    </style:style>
    <style:style style:name="T10" style:family="text">
      <style:text-properties fo:language="pl" fo:country="PL" officeooo:rsid="001f72a0"/>
    </style:style>
    <style:style style:name="T11" style:family="text">
      <style:text-properties loext:padding="0in" loext:border="none"/>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space-before="-0.1965in" text:min-label-width="0.1965in"/>
      </text:list-level-style-number>
      <text:list-level-style-number text:level="2" text:style-name="Numbering_20_Symbols" style:num-suffix="." style:num-format="1" text:display-levels="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2">
        <style:list-level-properties text:space-before="0.5535in" text:min-label-width="0.1965in"/>
      </text:list-level-style-number>
      <text:list-level-style-number text:level="2" text:style-name="Numbering_20_Symbols" style:num-suffix="." style:num-format="1">
        <style:list-level-properties text:space-before="1.5354in" text:min-label-width="0.1965in"/>
      </text:list-level-style-number>
      <text:list-level-style-number text:level="3" text:style-name="Numbering_20_Symbols" style:num-suffix="." style:num-format="1">
        <style:list-level-properties text:space-before="2.0264in" text:min-label-width="0.1965in"/>
      </text:list-level-style-number>
      <text:list-level-style-number text:level="4" text:style-name="Numbering_20_Symbols" style:num-suffix="." style:num-format="1">
        <style:list-level-properties text:space-before="2.5173in" text:min-label-width="0.1965in"/>
      </text:list-level-style-number>
      <text:list-level-style-number text:level="5" text:style-name="Numbering_20_Symbols" style:num-suffix="." style:num-format="1">
        <style:list-level-properties text:space-before="3.0083in" text:min-label-width="0.1965in"/>
      </text:list-level-style-number>
      <text:list-level-style-number text:level="6" text:style-name="Numbering_20_Symbols" style:num-suffix="." style:num-format="1">
        <style:list-level-properties text:space-before="3.4992in" text:min-label-width="0.1965in"/>
      </text:list-level-style-number>
      <text:list-level-style-number text:level="7" text:style-name="Numbering_20_Symbols" style:num-suffix="." style:num-format="1">
        <style:list-level-properties text:space-before="3.9902in" text:min-label-width="0.1965in"/>
      </text:list-level-style-number>
      <text:list-level-style-number text:level="8" text:style-name="Numbering_20_Symbols" style:num-suffix="." style:num-format="1">
        <style:list-level-properties text:space-before="4.4815in" text:min-label-width="0.1965in"/>
      </text:list-level-style-number>
      <text:list-level-style-number text:level="9" text:style-name="Numbering_20_Symbols" style:num-suffix="." style:num-format="1">
        <style:list-level-properties text:space-before="4.9724in" text:min-label-width="0.1965in"/>
      </text:list-level-style-number>
      <text:list-level-style-number text:level="10" text:style-name="Numbering_20_Symbols" style:num-suffix="." style:num-format="1">
        <style:list-level-properties text:space-before="5.4634in" text:min-label-width="0.1965in"/>
      </text:list-level-style-number>
    </text:list-style>
    <text:list-style style:name="L5">
      <text:list-level-style-number text:level="1" text:style-name="Numbering_20_Symbols" style:num-suffix="." style:num-format="1" text:start-value="3">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text:start-value="4">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5">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4791in" fo:text-indent="-0.25in" fo:margin-left="1.47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291in" fo:text-indent="-0.25in" fo:margin-left="1.72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791in" fo:text-indent="-0.25in" fo:margin-left="1.97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291in" fo:text-indent="-0.25in" fo:margin-left="2.22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791in" fo:text-indent="-0.25in" fo:margin-left="2.47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291in" fo:text-indent="-0.25in" fo:margin-left="2.72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791in" fo:text-indent="-0.25in" fo:margin-left="2.97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291in" fo:text-indent="-0.25in" fo:margin-left="3.22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791in" fo:text-indent="-0.25in" fo:margin-left="3.47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291in" fo:text-indent="-0.25in" fo:margin-left="3.7291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17225268285140844" text:style-name="L1">
        <text:list-item>
          <text:p text:style-name="P2"><text:span text:style-name="T2">Wstęp</text:span></text:p>
        </text:list-item>
      </text:list>
      <text:list xml:id="list2346170728434319917" text:style-name="L2">
        <text:list-item>
          <text:p text:style-name="P6"><text:span text:style-name="T2">Predykcja rynków</text:span></text:p>
          <text:list>
            <text:list-item>
              <text:p text:style-name="P6"><text:span text:style-name="T2">Przewidywanie rynków</text:span></text:p>
            </text:list-item>
          </text:list>
        </text:list-item>
      </text:list>
      <text:p text:style-name="P7">Dokładna predykcja rynków walutowych jest bardzo trudna i skomplikowana ponieważ na ruch ceny składa się wiele czynników takich jak inflacja, polityka monetarna, wzrost gospodarczy kraju, wydarzenia polityczne, czynniki naturalne czy korelacja z innymi rynkami takimi jak złoto czy ropa. Mimo to z użyciem odpowiednich technik uczenia maszynowego jak sztuczne sieci neuronowe, drzewa czy algorytmy generyczne jest możliwe przybliżone określenie wartości ceny czy kierunku jej przyszłego ruchu. </text:p>
      <text:list xml:id="list6127202143509315746" text:style-name="L4">
        <text:list-header>
          <text:p text:style-name="P10"><text:span text:style-name="T6">2.2<text:tab/></text:span><text:span text:style-name="T2">Rynek </text:span><text:span text:style-name="T4">F</text:span><text:span text:style-name="T2">orex</text:span></text:p>
        </text:list-header>
      </text:list>
      <text:p text:style-name="P8"><text:span text:style-name="T1">Foregin </text:span><text:span text:style-name="T3">E</text:span><text:span text:style-name="T1">xchange Market częściej nazywany jak Forex (ang. Foregin Exchange) </text:span><text:span text:style-name="T3">j</text:span><text:span text:style-name="T1">est to największy na świecie rynek walutowy gdzie rządy, banki centralne, maklerzy i inni inwestorzy wykonują operacje wymiany walut. Początkowo tylko wielkie i bogate pod</text:span><text:span text:style-name="T3">mi</text:span><text:span text:style-name="T1">oty handlowe miały możliwość </text:span><text:span text:style-name="T3">użytkowania rynku Forex jednak z przyjściem I popularyzacją internetu możliwość tą otrzymali również przeciętni ludzie, którzy mogą teraz podejmować decyzje inwestycyjne nie wstając od komputera. </text:span><text:span text:style-name="T9">Rynek ten będzie funkcjonował tak długo jak ludzie będą używali walut. Otwarty 24 godziny na dobę, </text:span><text:span text:style-name="T10">a</text:span><text:span text:style-name="T9"> większość platform inwestycyjnych umożliwiających wykonywanie inwestycji dla zwykłych osób jest czynna od 22:00 GMT w niedzielę do 22:00 GMT piątek. </text:span><text:span text:style-name="T10">Handel odbywa się</text:span><text:span text:style-name="T9"> tam w różnych sesjach handlowych : azjatyckiej, amerykańskiej I europejskiej </text:span><text:span text:style-name="T10">przez cały czas pomijając weekendy oraz podczas ważnych świąt.</text:span><text:span text:style-name="T9"> </text:span><text:span text:style-name="T10">Każda waluta na forex jest oznaczona spejcalnym trzyliterowym kodem według norm ISO przykładowo euro to EUR a dolar amerykański to USD. Notowania są mierzone w dokładności do 1 pip (ang. Price Interest Point) I jest to najmniejsza wartość zmiany jaka może nastąpić w cenie danje waluty. Dla większości walut pip wynosi 0,0001 część całości np. 3,5212. </text:span></text:p>
      <text:p text:style-name="P11"><text:span text:style-name="T3"><text:tab/><text:tab/>2.</text:span><text:span text:style-name="T1">2.1 Historia forex </text:span><text:a xlink:type="simple" xlink:href="http://www.investopedia.com/walkthrough/forex/beginner/level2/history.aspx" text:style-name="Internet_20_link" text:visited-style-name="Visited_20_Internet_20_Link">http://www.investopedia.com/walkthrough/forex/beginner/level2/history.aspx</text:a></text:p>
      <text:p text:style-name="P9"><text:span text:style-name="T1">Początki rynku forex sięgają od roku 1875 do czasów II wojny światowej. Już wtedy pieniądz papierowy wyparł złoto jako walutę handlu, bazując na systemie waluty złotej (ang. gold standard monetary system), co oznaczało że każdy ilość waluty wypuszczanej do obiegu w kraju musiała mieć pokrycie w złocie, wprowadzało to pewne ograniczenia jednak gwarantowalo również dużą stabilność waluty. Różnica w cenie uncji złota określonych dwóch walut stanowiła wtedy przelicznik wymiany dla tych dwóch walut. </text:span><text:span text:style-name="T5">Model ten miał poważną wadę kiedy wzrost importu w kraju powodował wyczerpania rezerw złota. Zmiana nastąpiłą podczas konferencji w Bretton Woods w 1944 gdzie kraje członkowskie ustaliły:</text:span></text:p>
      <text:list xml:id="list6899376657656947279" text:style-name="L9">
        <text:list-item>
          <text:p text:style-name="P12"><text:span text:style-name="T2">metode stałych kursów wymiany</text:span></text:p>
        </text:list-item>
        <text:list-item>
          <text:p text:style-name="P12"><text:span text:style-name="T2">U.S Dollar zastąpił złoto I kraje miały utzymać </text:span><text:span text:style-name="T7">wartość swoich walut w niewielkiej róznicy do ceny dolara</text:span></text:p>
        </text:list-item>
        <text:list-item>
          <text:p text:style-name="P13"><text:span text:style-name="T2">Utworzone zostały 3 międzynarodowe agencje do nadzoru aktywności ekonomicznej: International Monetary Fund (IMF), International Bank for </text:span><text:soft-page-break/><text:span text:style-name="T2">Reconstruction and Development, and the General Agreement on Tariffs and Trade (GATT).</text:span></text:p>
        </text:list-item>
      </text:list>
      <text:p text:style-name="P14"><text:span text:style-name="T2"><text:tab/><text:tab/>Po tej konferencji dolar amerykanski stał się najważniejszą walutą świata która miała <text:tab/><text:tab/>pokrycie w złocie. Jednak model ten dotrwał do lat 70 kiedy Ameryka nie miała dość <text:tab/><text:tab/>złota by pokryć wszystkie dolary w obiegu, więc w roku 1971 prezyden USA <text:tab/><text:tab/><text:tab/>Richard Nixon zawiesił wymienialność dolarów na złoto. </text:span><text:span text:style-name="T8">System wymiany walut <text:tab/><text:tab/>pozostał do dziś jednak nie ma już pokrycia w złocie.</text:span></text:p>
      <text:p text:style-name="P14"><text:span text:style-name="T8"/></text:p>
      <text:p text:style-name="P14"><text:span text:style-name="T8"><text:tab/><text:tab/></text:span></text:p>
      <text:list xml:id="list1058332917233238413" text:style-name="L5">
        <text:list-item>
          <text:p text:style-name="P3"><text:span text:style-name="T11">Dane</text:span></text:p>
        </text:list-item>
      </text:list>
      <text:list xml:id="list5210513013384348789" text:style-name="L6">
        <text:list-item>
          <text:p text:style-name="P4"><text:span text:style-name="T11">Model</text:span></text:p>
        </text:list-item>
      </text:list>
      <text:list xml:id="list8859548001583006984" text:style-name="L7">
        <text:list-item>
          <text:p text:style-name="P5"><text:span text:style-name="T11">Eksperymenty i rezultaty</text:span></text:p>
        </text:list-item>
      </text:list>
      <text:p text:style-name="P1"/>
      <text:p text:style-name="P1"/>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imbus Sans L', sans-serif"/>
    <style:font-face style:name="Roboto" svg:font-family="Roboto, sans-serif, googl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20T20:57:38.735622278</dc:date>
    <dc:creator>Maciej </dc:creator>
    <meta:editing-duration>PT9M43S</meta:editing-duration>
    <meta:editing-cycles>2</meta:editing-cycles>
    <meta:generator>LibreOffice/5.0.3.2$Linux_X86_64 LibreOffice_project/00m0$Build-2</meta:generator>
    <meta:document-statistic meta:table-count="0" meta:image-count="0" meta:object-count="0" meta:page-count="2" meta:paragraph-count="16" meta:word-count="479" meta:character-count="3360" meta:non-whitespace-character-count="2888"/>
  </office:meta>
</office:document-meta>
</file>